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9cm"/>
    </style:style>
    <style:style style:name="co4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81d41a" fo:border="0.74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um_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eIMG_SLIME_BLUE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set\Monster\Slime_Blue.png</text:p>
          </table:table-cell>
        </table:table-row>
        <table:table-row table:style-name="ro1">
          <table:table-cell office:value-type="string" calcext:value-type="string">
            <text:p>eIMG_DRAGON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set\Monster\Dragon.png</text:p>
          </table:table-cell>
        </table:table-row>
        <table:table-row table:style-name="ro1">
          <table:table-cell office:value-type="string" calcext:value-type="string">
            <text:p>eIMG_APPLE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set\Monster\Apple.png</text:p>
          </table:table-cell>
        </table:table-row>
      </table:table>
      <table:table table:name="Sheet2" table:style-name="ta1">
        <table:table-column table:style-name="co4" table:number-columns-repeated="16384" table:default-cell-style-name="Default"/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table:number-columns-repeated="3"/>
          <table:table-cell table:style-name="ce1" table:number-columns-repeated="13"/>
          <table:table-cell table:number-columns-repeated="1636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table:number-columns-repeated="3"/>
          <table:table-cell table:style-name="ce1" table:number-columns-repeated="13"/>
          <table:table-cell table:number-columns-repeated="1636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2" table:number-columns-repeated="3"/>
          <table:table-cell table:style-name="ce1" table:number-columns-repeated="13"/>
          <table:table-cell table:number-columns-repeated="16367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2" table:number-columns-repeated="3"/>
          <table:table-cell table:style-name="ce1" table:number-columns-repeated="13"/>
          <table:table-cell table:number-columns-repeated="16367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style-name="ce1" table:number-columns-repeated="16"/>
          <table:table-cell table:number-columns-repeated="16367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style-name="ce1" table:number-columns-repeated="16"/>
          <table:table-cell table:number-columns-repeated="16367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0:15:20.582921400</meta:creation-date>
    <dc:date>2025-07-07T02:52:36.784780200</dc:date>
    <meta:editing-duration>PT1H46M54S</meta:editing-duration>
    <meta:editing-cycles>5</meta:editing-cycles>
    <meta:generator>LibreOffice/25.2.4.3$Windows_X86_64 LibreOffice_project/33e196637044ead23f5c3226cde09b47731f7e27</meta:generator>
    <meta:document-statistic meta:table-count="2" meta:cell-count="48" meta:object-count="0"/>
  </office:meta>
</office:document-meta>
</file>